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Paragraphedeliste" style:list-style-name="LFO1" style:family="paragraph"/>
    <style:style style:name="P19" style:parent-style-name="Paragraphedeliste" style:list-style-name="LFO1" style:family="paragraph"/>
    <style:style style:name="P20" style:parent-style-name="Paragraphedeliste" style:list-style-name="LFO1" style:family="paragraph"/>
    <style:style style:name="P21" style:parent-style-name="Paragraphedeliste" style:list-style-name="LFO1" style:family="paragraph"/>
    <style:style style:name="P22" style:parent-style-name="Paragraphedeliste" style:list-style-name="LFO1" style:family="paragraph"/>
    <style:style style:name="P23" style:parent-style-name="Paragraphedeliste" style:list-style-name="LFO1" style:family="paragraph"/>
    <style:style style:name="P24" style:parent-style-name="Paragraphedeliste" style:list-style-name="LFO1" style:family="paragraph"/>
    <style:style style:name="P25" style:parent-style-name="Paragraphedeliste" style:list-style-name="LFO1" style:family="paragraph"/>
    <style:style style:name="P26" style:parent-style-name="Paragraphedeliste" style:list-style-name="LFO1" style:family="paragraph"/>
    <style:style style:name="P27" style:parent-style-name="Paragraphedeliste" style:list-style-name="LFO1" style:family="paragraph"/>
    <style:style style:name="P28" style:parent-style-name="Paragraphedeliste" style:list-style-name="LFO1" style:family="paragraph"/>
    <style:style style:name="P29" style:parent-style-name="Paragraphedeliste" style:list-style-name="LFO1" style:family="paragraph"/>
    <style:style style:name="P30" style:parent-style-name="Paragraphedeliste" style:list-style-name="LFO1" style:family="paragraph"/>
    <style:style style:name="P31" style:parent-style-name="Paragraphedeliste" style:list-style-name="LFO1" style:family="paragraph"/>
    <style:style style:name="P32" style:parent-style-name="Paragraphedeliste" style:list-style-name="LFO1" style:family="paragraph"/>
    <style:style style:name="P33" style:parent-style-name="Paragraphedeliste" style:list-style-name="LFO1" style:family="paragraph"/>
    <style:style style:name="P34" style:parent-style-name="Paragraphedeliste" style:list-style-name="LFO1" style:family="paragraph"/>
    <style:style style:name="P35" style:parent-style-name="Paragraphedeliste" style:list-style-name="LFO1" style:family="paragraph"/>
    <style:style style:name="P36" style:parent-style-name="Paragraphedeliste" style:list-style-name="LFO1" style:family="paragraph"/>
    <style:style style:name="P37" style:parent-style-name="Paragraphedeliste" style:list-style-name="LFO1" style:family="paragraph"/>
    <style:style style:name="P38" style:parent-style-name="Paragraphedeliste" style:list-style-name="LFO1" style:family="paragraph"/>
    <style:style style:name="P39" style:parent-style-name="Paragraphedeliste" style:list-style-name="LFO1" style:family="paragraph"/>
    <style:style style:name="P40" style:parent-style-name="Paragraphedeliste" style:list-style-name="LFO1" style:family="paragraph"/>
    <style:style style:name="P41" style:parent-style-name="Paragraphedeliste" style:list-style-name="LFO1" style:family="paragraph"/>
    <style:style style:name="P42" style:parent-style-name="Paragraphedeliste" style:list-style-name="LFO1" style:family="paragraph"/>
    <style:style style:name="P43" style:parent-style-name="Paragraphedeliste" style:list-style-name="LFO1" style:family="paragraph"/>
    <style:style style:name="P44" style:parent-style-name="Paragraphedeliste" style:list-style-name="LFO1" style:family="paragraph"/>
    <style:style style:name="P45" style:parent-style-name="Paragraphedeliste" style:list-style-name="LFO1" style:family="paragraph"/>
    <style:style style:name="P46" style:parent-style-name="Paragraphedeliste" style:list-style-name="LFO1" style:family="paragraph"/>
    <style:style style:name="P47" style:parent-style-name="Paragraphedeliste" style:list-style-name="LFO1" style:family="paragraph"/>
    <style:style style:name="P48" style:parent-style-name="Paragraphedeliste" style:list-style-name="LFO1" style:family="paragraph"/>
    <style:style style:name="P49" style:parent-style-name="Paragraphedeliste" style:list-style-name="LFO1" style:family="paragraph"/>
    <style:style style:name="P50" style:parent-style-name="Paragraphedeliste" style:list-style-name="LFO1" style:family="paragraph"/>
    <style:style style:name="P51" style:parent-style-name="Paragraphedeliste" style:list-style-name="LFO1" style:family="paragraph"/>
    <style:style style:name="P52" style:parent-style-name="Paragraphedeliste" style:list-style-name="LFO1" style:family="paragraph"/>
    <style:style style:name="P53" style:parent-style-name="Paragraphedeliste" style:list-style-name="LFO1" style:family="paragraph"/>
    <style:style style:name="P54" style:parent-style-name="Paragraphedeliste" style:list-style-name="LFO1" style:family="paragraph"/>
    <style:style style:name="P55" style:parent-style-name="Paragraphedeliste" style:list-style-name="LFO1" style:family="paragraph"/>
    <style:style style:name="P56" style:parent-style-name="Paragraphedeliste" style:list-style-name="LFO1" style:family="paragraph"/>
    <style:style style:name="P57" style:parent-style-name="Paragraphedeliste" style:list-style-name="LFO1" style:family="paragraph"/>
    <style:style style:name="P58" style:parent-style-name="Paragraphedeliste" style:list-style-name="LFO1" style:family="paragraph"/>
    <style:style style:name="P59" style:parent-style-name="Paragraphedeliste" style:list-style-name="LFO1" style:family="paragraph"/>
    <style:style style:name="P60" style:parent-style-name="Paragraphedeliste" style:list-style-name="LFO1" style:family="paragraph"/>
    <style:style style:name="P61" style:parent-style-name="Paragraphedeliste" style:list-style-name="LFO1" style:family="paragraph"/>
    <style:style style:name="P62" style:parent-style-name="Paragraphedeliste" style:list-style-name="LFO1" style:family="paragraph"/>
    <style:style style:name="P63" style:parent-style-name="Paragraphedeliste" style:list-style-name="LFO1" style:family="paragraph"/>
    <style:style style:name="P64" style:parent-style-name="Paragraphedeliste" style:list-style-name="LFO1" style:family="paragraph"/>
    <style:style style:name="P65" style:parent-style-name="Paragraphedeliste" style:list-style-name="LFO1" style:family="paragraph"/>
    <style:style style:name="P66" style:parent-style-name="Paragraphedeliste" style:list-style-name="LFO1" style:family="paragraph"/>
    <style:style style:name="P67" style:parent-style-name="Paragraphedeliste" style:list-style-name="LFO1" style:family="paragraph"/>
    <style:style style:name="P68" style:parent-style-name="Paragraphedeliste" style:list-style-name="LFO1" style:family="paragraph"/>
    <style:style style:name="P69" style:parent-style-name="Paragraphedeliste" style:list-style-name="LFO1" style:family="paragraph"/>
    <style:style style:name="P70" style:parent-style-name="Paragraphedeliste" style:list-style-name="LFO1" style:family="paragraph"/>
    <style:style style:name="P71" style:parent-style-name="Paragraphedeliste" style:list-style-name="LFO1" style:family="paragraph"/>
    <style:style style:name="P72" style:parent-style-name="Paragraphedeliste" style:list-style-name="LFO1" style:family="paragraph"/>
    <style:style style:name="P73" style:parent-style-name="Paragraphedeliste" style:list-style-name="LFO1" style:family="paragraph"/>
    <style:style style:name="P74" style:parent-style-name="Paragraphedeliste" style:list-style-name="LFO1" style:family="paragraph"/>
    <style:style style:name="P75" style:parent-style-name="Paragraphedeliste" style:list-style-name="LFO1" style:family="paragraph"/>
    <style:style style:name="P76" style:parent-style-name="Paragraphedeliste" style:list-style-name="LFO1" style:family="paragraph"/>
    <style:style style:name="P77" style:parent-style-name="Paragraphedeliste" style:list-style-name="LFO1" style:family="paragraph"/>
    <style:style style:name="P78" style:parent-style-name="Paragraphedeliste" style:list-style-name="LFO1" style:family="paragraph"/>
    <style:style style:name="P79" style:parent-style-name="Paragraphedeliste" style:list-style-name="LFO1" style:family="paragraph"/>
    <style:style style:name="P80" style:parent-style-name="Paragraphedeliste" style:list-style-name="LFO1" style:family="paragraph"/>
    <style:style style:name="P81" style:parent-style-name="Paragraphedeliste" style:list-style-name="LFO1" style:family="paragraph"/>
    <style:style style:name="P82" style:parent-style-name="Paragraphedeliste" style:list-style-name="LFO1" style:family="paragraph"/>
    <style:style style:name="P83" style:parent-style-name="Paragraphedeliste" style:list-style-name="LFO1" style:family="paragraph"/>
    <style:style style:name="P84" style:parent-style-name="Paragraphedeliste" style:list-style-name="LFO1" style:family="paragraph"/>
    <style:style style:name="P85" style:parent-style-name="Paragraphedeliste" style:list-style-name="LFO1" style:family="paragraph"/>
    <style:style style:name="P86" style:parent-style-name="Paragraphedeliste" style:list-style-name="LFO1" style:family="paragraph"/>
    <style:style style:name="P87" style:parent-style-name="Paragraphedeliste" style:list-style-name="LFO1" style:family="paragraph"/>
    <style:style style:name="P88" style:parent-style-name="Paragraphedeliste" style:list-style-name="LFO1" style:family="paragraph"/>
    <style:style style:name="P89" style:parent-style-name="Paragraphedeliste" style:list-style-name="LFO1" style:family="paragraph"/>
    <style:style style:name="P90" style:parent-style-name="Paragraphedeliste" style:list-style-name="LFO1" style:family="paragraph"/>
    <style:style style:name="P91" style:parent-style-name="Paragraphedeliste" style:list-style-name="LFO1" style:family="paragraph"/>
    <style:style style:name="P92" style:parent-style-name="Paragraphedeliste" style:list-style-name="LFO1" style:family="paragraph"/>
    <style:style style:name="P93" style:parent-style-name="Paragraphedeliste" style:list-style-name="LFO1" style:family="paragraph"/>
  </office:automatic-styles>
  <office:body>
    <office:text text:use-soft-page-breaks="true">
      <text:p text:style-name="P1">Kobbold shelter like</text:p>
      <text:p text:style-name="P2"/>
      <text:p text:style-name="P3"/>
      <text:p text:style-name="P4">4 Races : Humains, Nains, Elfes, Kobbolds</text:p>
      <text:p text:style-name="P5"/>
      <text:p text:style-name="Normal">Particularités raciales :<text:s/></text:p>
      <text:list text:style-name="LFO1" text:continue-numbering="true">
        <text:list-item>
          <text:p text:style-name="P6">Humains :<text:s/></text:p>
          <text:list text:continue-numbering="true">
            <text:list-item>
              <text:p text:style-name="P7">Construisent des villes en longueur, assez peu en hauteur.</text:p>
            </text:list-item>
            <text:list-item>
              <text:p text:style-name="P8">Prolifération rapide,<text:s/>peu de PV.</text:p>
            </text:list-item>
            <text:list-item>
              <text:p text:style-name="P9">Ressources :</text:p>
              <text:list text:continue-numbering="true">
                <text:list-item>
                  <text:p text:style-name="P10">Blé</text:p>
                </text:list-item>
                <text:list-item>
                  <text:p text:style-name="P11">Viande</text:p>
                </text:list-item>
                <text:list-item>
                  <text:p text:style-name="P12">Bois</text:p>
                </text:list-item>
                <text:list-item>
                  <text:p text:style-name="P13">Pierre</text:p>
                </text:list-item>
              </text:list>
            </text:list-item>
            <text:list-item>
              <text:p text:style-name="P14">Avantage PV aux guerriers</text:p>
            </text:list-item>
            <text:list-item>
              <text:p text:style-name="P15">Eglise<text:s/></text:p>
              <text:list text:continue-numbering="true">
                <text:list-item>
                  <text:p text:style-name="P16">Faible régén continue</text:p>
                </text:list-item>
              </text:list>
            </text:list-item>
          </text:list>
        </text:list-item>
        <text:list-item>
          <text:p text:style-name="P17">Elfes :</text:p>
          <text:list text:continue-numbering="true">
            <text:list-item>
              <text:p text:style-name="P18">PD</text:p>
            </text:list-item>
            <text:list-item>
              <text:p text:style-name="P19">Construisent des villes en hauteur plus qu’en largeur</text:p>
            </text:list-item>
            <text:list-item>
              <text:p text:style-name="P20">Prolifération très lente, beaucoup de PV</text:p>
            </text:list-item>
            <text:list-item>
              <text:p text:style-name="P21">Ressources :</text:p>
              <text:list text:continue-numbering="true">
                <text:list-item>
                  <text:p text:style-name="P22">Herbes</text:p>
                </text:list-item>
                <text:list-item>
                  <text:p text:style-name="P23">Fruits</text:p>
                </text:list-item>
                <text:list-item>
                  <text:p text:style-name="P24">Bois</text:p>
                </text:list-item>
                <text:list-item>
                  <text:p text:style-name="P25">Résine</text:p>
                </text:list-item>
              </text:list>
            </text:list-item>
            <text:list-item>
              <text:p text:style-name="P26">Avantage bonus atk aux archers</text:p>
            </text:list-item>
            <text:list-item>
              <text:p text:style-name="P27">Statue de la déesse</text:p>
              <text:list text:continue-numbering="true">
                <text:list-item>
                  <text:p text:style-name="P28">+1 passif a une stat (vraiment très beaucoup cher)</text:p>
                </text:list-item>
              </text:list>
            </text:list-item>
          </text:list>
        </text:list-item>
        <text:list-item>
          <text:p text:style-name="P29">Nains :</text:p>
          <text:list text:continue-numbering="true">
            <text:list-item>
              <text:p text:style-name="P30">Construisent leurs villes en profondeur, peu en largeur et peu en hauteur </text:p>
            </text:list-item>
            <text:list-item>
              <text:p text:style-name="P31">Prolifération lente, Pv normaux</text:p>
              <text:list text:continue-numbering="true">
                <text:list-item>
                  <text:p text:style-name="P32">Bière</text:p>
                </text:list-item>
                <text:list-item>
                  <text:p text:style-name="P33">Viande</text:p>
                </text:list-item>
                <text:list-item>
                  <text:p text:style-name="P34">Pierre</text:p>
                </text:list-item>
                <text:list-item>
                  <text:p text:style-name="P35">Métaux</text:p>
                </text:list-item>
              </text:list>
            </text:list-item>
            <text:list-item>
              <text:p text:style-name="P36">Avantage Artisanat<text:s/>à<text:s/>tous les nains</text:p>
            </text:list-item>
            <text:list-item>
              <text:p text:style-name="P37">Marché</text:p>
              <text:list text:continue-numbering="true">
                <text:list-item>
                  <text:p text:style-name="P38">Convertis ressources</text:p>
                </text:list-item>
              </text:list>
            </text:list-item>
          </text:list>
        </text:list-item>
        <text:list-item>
          <text:p text:style-name="P39">Kobolds</text:p>
          <text:list text:continue-numbering="true">
            <text:list-item>
              <text:p text:style-name="P40">Construisent en largeur, peu en profondeur</text:p>
            </text:list-item>
            <text:list-item>
              <text:p text:style-name="P41">Prolifération très rapide, très peu de PV</text:p>
            </text:list-item>
            <text:list-item>
              <text:p text:style-name="P42">Ressources<text:s/></text:p>
              <text:list text:continue-numbering="true">
                <text:list-item>
                  <text:p text:style-name="P43">Rats</text:p>
                </text:list-item>
                <text:list-item>
                  <text:p text:style-name="P44">Viande … ?</text:p>
                </text:list-item>
                <text:list-item>
                  <text:p text:style-name="P45">Cuir</text:p>
                </text:list-item>
                <text:list-item>
                  <text:p text:style-name="P46">Os</text:p>
                </text:list-item>
              </text:list>
            </text:list-item>
            <text:list-item>
              <text:p text:style-name="P47">Avantage régénération rapide – Stat d’intelligence démarre à 1 et<text:s/>augmente avec le temps et les combats</text:p>
            </text:list-item>
            <text:list-item>
              <text:p text:style-name="P48">Boucherie</text:p>
              <text:list text:continue-numbering="true">
                <text:list-item>
                  <text:p text:style-name="P49">Génère toutes les ressources (conversion des cadavres)</text:p>
                </text:list-item>
              </text:list>
            </text:list-item>
          </text:list>
        </text:list-item>
      </text:list>
      <text:p text:style-name="Normal"/>
      <text:p text:style-name="Normal">Liste des métiers :</text:p>
      <text:list text:style-name="LFO1" text:continue-numbering="true">
        <text:list-item>
          <text:p text:style-name="P50">Ouvrier</text:p>
        </text:list-item>
        <text:list-item>
          <text:p text:style-name="P51">Combattant</text:p>
          <text:list text:continue-numbering="true">
            <text:list-item>
              <text:p text:style-name="P52">Guerrier</text:p>
            </text:list-item>
            <text:list-item>
              <text:p text:style-name="P53">Archer</text:p>
            </text:list-item>
          </text:list>
        </text:list-item>
        <text:list-item>
          <text:p text:style-name="P54">Collecteurs</text:p>
          <text:list text:continue-numbering="true">
            <text:list-item>
              <text:p text:style-name="P55">Crafteur</text:p>
            </text:list-item>
            <text:list-item>
              <text:p text:style-name="P56">Gatherer</text:p>
            </text:list-item>
          </text:list>
        </text:list-item>
        <text:list-item>
          <text:p text:style-name="P57">Erudits (sauf<text:s/>kobolds)</text:p>
          <text:list text:continue-numbering="true">
            <text:list-item>
              <text:p text:style-name="P58">Healer</text:p>
            </text:list-item>
            <text:list-item>
              <text:p text:style-name="P59">Chercheur</text:p>
            </text:list-item>
          </text:list>
        </text:list-item>
      </text:list>
      <text:p text:style-name="Paragraphedeliste"/>
      <text:p text:style-name="Normal">Liste des salles</text:p>
      <text:list text:style-name="LFO1" text:continue-numbering="true">
        <text:list-item>
          <text:p text:style-name="P60">Salles<text:s/>Ressources 1 – 4</text:p>
        </text:list-item>
        <text:list-item>
          <text:p text:style-name="P61">Salle de craft</text:p>
        </text:list-item>
        <text:list-item>
          <text:p text:style-name="P62">Cuisine</text:p>
        </text:list-item>
        <text:list-item>
          <text:p text:style-name="P63">Dortoirs</text:p>
        </text:list-item>
        <text:list-item>
          <text:p text:style-name="P64">Entrée (unique)</text:p>
        </text:list-item>
        <text:list-item>
          <text:p text:style-name="P65">Réfectoire</text:p>
        </text:list-item>
        <text:list-item>
          <text:p text:style-name="P66">Laboratoire</text:p>
        </text:list-item>
      </text:list>
      <text:p text:style-name="Normal"/>
      <text:p text:style-name="Normal">Liste des stats :</text:p>
      <text:list text:style-name="LFO1" text:continue-numbering="true">
        <text:list-item>
          <text:p text:style-name="P67">Stat de combat : Attaque</text:p>
        </text:list-item>
        <text:list-item>
          <text:p text:style-name="P68">Stat de Craft : <text:s/>Artisanat</text:p>
        </text:list-item>
        <text:list-item>
          <text:p text:style-name="P69">Stat d’intelligence : Inteligence</text:p>
        </text:list-item>
      </text:list>
      <text:p text:style-name="Normal"/>
      <text:p text:style-name="Normal">Listes des jauges :</text:p>
      <text:list text:style-name="LFO1" text:continue-numbering="true">
        <text:list-item>
          <text:p text:style-name="P70">Faim</text:p>
        </text:list-item>
        <text:list-item>
          <text:p text:style-name="P71">Sommeil</text:p>
        </text:list-item>
        <text:list-item>
          <text:p text:style-name="P72">PV</text:p>
        </text:list-item>
      </text:list>
      <text:p text:style-name="Normal"/>
      <text:p text:style-name="Normal"/>
      <text:p text:style-name="Normal"/>
      <text:p text:style-name="Normal"/>
      <text:p text:style-name="Normal">Minimums requis</text:p>
      <text:p text:style-name="Normal">Trois<text:s/>types de salles</text:p>
      <text:p text:style-name="Normal">Trois types de pelos</text:p>
      <text:p text:style-name="Normal">1 type d’ennemis</text:p>
      <text:p text:style-name="Normal"/>
      <text:p text:style-name="Normal">Control camera character :</text:p>
      <text:list text:style-name="LFO1" text:continue-numbering="true">
        <text:list-item>
          <text:p text:style-name="P73">Caméra vue de côté déplaçable horizontalement + verticalement</text:p>
        </text:list-item>
        <text:list-item>
          <text:p text:style-name="P74">Controls a la souris<text:s/></text:p>
        </text:list-item>
        <text:list-item>
          <text:p text:style-name="P75">Multiples personnages autogérés</text:p>
        </text:list-item>
      </text:list>
      <text:p text:style-name="Normal"/>
      <text:p text:style-name="Normal">Boucles :<text:s/></text:p>
      <text:list text:style-name="LFO1" text:continue-numbering="true">
        <text:list-item>
          <text:p text:style-name="P76">Micro : actions dans la salle<text:s/></text:p>
          <text:list text:continue-numbering="true">
            <text:list-item>
              <text:p text:style-name="P77">Objectif effectuer l’action correspondant<text:s/>à<text:s/>la salle</text:p>
            </text:list-item>
            <text:list-item>
              <text:p text:style-name="P78">Challenge faire avec les évènements RNG</text:p>
            </text:list-item>
            <text:list-item>
              <text:p text:style-name="P79">Récompense : action effectuée correctement</text:p>
            </text:list-item>
          </text:list>
        </text:list-item>
        <text:list-item>
          <text:p text:style-name="P80">Moyen : une journée</text:p>
          <text:list text:continue-numbering="true">
            <text:list-item>
              <text:p text:style-name="P81">Objectif Améliorer sa colonie</text:p>
            </text:list-item>
            <text:list-item>
              <text:p text:style-name="P82">Challenge : gérer les besoins des persos</text:p>
            </text:list-item>
            <text:list-item>
              <text:p text:style-name="P83">Récompense : la journée se passe bien</text:p>
            </text:list-item>
          </text:list>
        </text:list-item>
        <text:list-item>
          <text:p text:style-name="P84">Macre : une partie</text:p>
          <text:list text:continue-numbering="true">
            <text:list-item>
              <text:p text:style-name="P85">Objectif Ne pas être décimé</text:p>
            </text:list-item>
            <text:list-item>
              <text:p text:style-name="P86">Challenge : survivre aux attaques ennemies</text:p>
            </text:list-item>
            <text:list-item>
              <text:p text:style-name="P87">Récompense : ne pas perdre – score</text:p>
            </text:list-item>
          </text:list>
        </text:list-item>
      </text:list>
      <text:p text:style-name="Normal"/>
      <text:p text:style-name="Normal">Victoire : <text:s/>/</text:p>
      <text:p text:style-name="Normal">Défaite : Être décimé </text:p>
      <text:p text:style-name="Normal"/>
      <text:p text:style-name="Normal"><text:s/>Signes et feedback</text:p>
      <text:list text:style-name="LFO1" text:continue-numbering="true">
        <text:list-item>
          <text:p text:style-name="P88">Jauges de besoins</text:p>
        </text:list-item>
        <text:list-item>
          <text:p text:style-name="P89">Jauges de ressources</text:p>
        </text:list-item>
        <text:list-item>
          <text:p text:style-name="P90">Alertes des attaques</text:p>
        </text:list-item>
        <text:list-item>
          <text:p text:style-name="P91">Fiche Perso<text:s/>du perso sélectionné / surbrillance</text:p>
        </text:list-item>
        <text:list-item>
          <text:p text:style-name="P92">Fiche Salle de la salle sélectionnée/ surbrillance</text:p>
        </text:list-item>
        <text:list-item>
          <text:p text:style-name="P93">UI du tuto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Yu Mincho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in Chaperon</meta:initial-creator>
    <dc:creator>Anis JOLLY-LAARIF</dc:creator>
    <meta:creation-date>2017-12-07T13:28:00Z</meta:creation-date>
    <dc:date>2017-12-17T18:35:00Z</dc:date>
    <meta:template xlink:href="Normal" xlink:type="simple"/>
    <meta:editing-cycles>5</meta:editing-cycles>
    <meta:editing-duration>PT23160S</meta:editing-duration>
    <meta:document-statistic meta:page-count="4" meta:paragraph-count="4" meta:word-count="354" meta:character-count="2303" meta:row-count="16" meta:non-whitespace-character-count="1953"/>
  </office:meta>
</office:document-meta>
</file>